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style:font-name="Calibri" fo:font-size="11pt" style:font-size-asian="11pt" style:font-size-complex="11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color="#3f7f5f" style:font-name-asian="Consolas" style:font-name-complex="Consolas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e7b00"/>
    </style:style>
    <style:style style:name="T11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est cases covering client-server interac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Test Steps</text:p>
          </table:table-cell>
          <table:table-cell table:style-name="Table1.C1" office:value-type="string">
            <text:p text:style-name="P7">Test Expected Result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 (note: at this step, use a good, non-malicious destination, URL).</text:p>
            <text:p text:style-name="P7">Click the 'Minify Long URL' Button.</text:p>
          </table:table-cell>
          <table:table-cell table:style-name="Table1.C2" office:value-type="string">
            <text:p text:style-name="Table_20_Contents"><text:span text:style-name="T11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1">http://1-dot-miniurl-1.appspot.com/index.html#!/</text:span></text:a><text:span text:style-name="T11"> </text:span>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.</text:p>
            <text:p text:style-name="P7">Click the 'Minify Long URL' Button.</text:p>
            <text:p text:style-name="P7">Click the embedded link of the minified URL Y .</text:p>
          </table:table-cell>
          <table:table-cell table:style-name="Table1.C2" office:value-type="string">
            <text:p text:style-name="P7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long URL X into text area.</text:p>
            <text:p text:style-name="P7">Click the 'Minify Long URL' Button.</text:p>
            <text:p text:style-name="P7">Select and copy the minfied URL Y to clipboard.</text:p>
            <text:p text:style-name="P7">Open a new browser window / tab. </text:p>
            <text:p text:style-name="P7">Enter URL Y into the address box and hit 'go' .</text:p>
          </table:table-cell>
          <table:table-cell table:style-name="Table1.C2" office:value-type="string">
            <text:p text:style-name="P7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7">Open a new browser window / tab.</text:p>
            <text:p text:style-name="Table_20_Contents"><text:span text:style-name="T11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1">http://1-dot-miniurl-1.appspot.com/completelyRandomUrl</text:span></text:a><text:span text:style-name="T11"> </text:span></text:p>
            <text:p text:style-name="P7">(<text:span text:style-name="T9">Important</text:span>: notice the absence of the “#!” in URI)</text:p>
            <text:p text:style-name="P7">Hit 'go'.</text:p>
          </table:table-cell>
          <table:table-cell table:style-name="Table1.C2" office:value-type="string">
            <text:p text:style-name="P5"><text:span text:style-name="T11">Browser navigates to the page </text:span><text:a xlink:type="simple" xlink:href="http://1-dot-miniurl-1.appspot.com/index.html#!/miniUrlNotFound" text:style-name="Internet_20_link" text:visited-style-name="Visited_20_Internet_20_Link"><text:span text:style-name="T11">http://1-dot-miniurl-1.appspot.com/index.html#!/miniUrlNotFound</text:span></text:a><text:span text:style-name="T11"> with the notification “</text:span><text:span text:style-name="T3">Your Minified URL could not be found in our database. We apologize for that.</text:span><text:span text:style-name="T11"> “</text:span></text:p>
          </table:table-cell>
        </table:table-row>
        <table:table-row>
          <table:table-cell table:style-name="Table1.A2" office:value-type="float" office:value="5">
            <text:p text:style-name="P7">5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into the text area the following URL (which is designed to be flagged as a malicious web site by Google Safe Browsing): <text:span text:style-name="T8">http://malware.testing.google.test/testing/malware/</text:span></text:p>
            <text:p text:style-name="P7">Click the 'Minify Long URL' Button.</text:p>
          </table:table-cell>
          <table:table-cell table:style-name="Table1.C2" office:value-type="string">
            <text:p text:style-name="P6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7">6</text:p>
          </table:table-cell>
          <table:table-cell table:style-name="Table1.B2" office:value-type="string">
            <text:p text:style-name="P7">Use your favorite REST Client software to issue the following Http request:</text:p>
            <text:p text:style-name="P7"/>
            <text:list xml:id="list7337607569695645693" text:style-name="L1">
              <text:list-item>
                <text:p text:style-name="P9">Method: Post</text:p>
              </text:list-item>
              <text:list-item>
                <text:p text:style-name="P8"><text:span text:style-name="T11">URL: </text:span><text:a xlink:type="simple" xlink:href="http://1-dot-miniurl-1.appspot.com/#!/" text:style-name="Internet_20_link" text:visited-style-name="Visited_20_Internet_20_Link"><text:span text:style-name="T11">http://1-dot-miniurl-1.appspot.com</text:span></text:a><text:span text:style-name="T11">/minify</text:span></text:p>
              </text:list-item>
              <text:list-item>
                <text:p text:style-name="P9">Content-Type: application/json</text:p>
              </text:list-item>
              <text:list-item>
                <text:p text:style-name="P9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6">The server reply wold be a <text:s/>JSON formatted data of this structure: <text:span text:style-name="T4">{</text:span></text:p>
            <text:p text:style-name="P3">"<text:span text:style-name="T10">errorString</text:span>": "",</text:p>
            <text:p text:style-name="P4"><text:span text:style-name="T5">"</text:span><text:span text:style-name="T6">minifiedUrl</text:span><text:span text:style-name="T5">": "</text:span><text:a xlink:type="simple" xlink:href="http://1-dot-miniurl-1.appspot.com/GA======" text:style-name="Internet_20_link" text:visited-style-name="Visited_20_Internet_20_Link"><text:span text:style-name="T7">http://1-dot-miniurl-1.appspot.com:80/GA======</text:span></text:a><text:span text:style-name="T5">"</text:span></text:p>
            <text:p text:style-name="P2">}</text:p>
            <text:p text:style-name="P6"/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B2" office:value-type="string">
            <text:p text:style-name="P7">From the JSON reply of step 6, copy the minifiedURL</text:p>
            <text:p text:style-name="P7">Enter into your browser's address box and hit 'go'</text:p>
          </table:table-cell>
          <table:table-cell table:style-name="Table1.C2" office:value-type="string">
            <text:p text:style-name="P6">The browser page shows the message: “<text:span text:style-name="T2">Ouch, sorry, your destination is a suspected malicious site. We cannot take you there!</text:span>”</text:p>
          </table:table-cell>
        </table:table-row>
        <text:soft-page-break/>
        <table:table-row>
          <table:table-cell table:style-name="Table1.A2" office:value-type="float" office:value="8">
            <text:p text:style-name="P7">8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more then allowed count of characters into text area. Note: max allowed characters in production is 4000 characters, if hostname is 'localhost' then it is 100 characters. 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7">9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the embedded string 'script'.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  <text:p text:style-name="Standard"/>
      <text:p text:style-name="P10">Sample long URL:</text:p>
      <text:p text:style-name="Standard">https://www.google.com/maps/dir/Foster+City,+CA/Redding,+CA/Medford,+Oregon/Crater+Lake,+Klamath+County,+OR/Ashland,+Oregon/Portland,+OR/@41.4534747,-127.1538462,6z/am=t/data=!4m38!4m37!1m5!1m1!1s0x808f98d0d466b031:0xadb01d0c9890ef7d!2m2!1d-122.2710788!2d37.5585465!1m5!1m1!1s0x54d291d63b4a202f:0x1f3358ec7b360f57!2m2!1d-122.3916754!2d40.5865396!1m5!1m1!1s0x54cf7c5b37361f6d:0x7db736c5541136e!2m2!1d-122.8755949!2d42.3265152!1m5!1m1!1s0x54c63e84c023ab41:0xbae1bf19c88b877a!2m2!1d-122.1090039!2d42.9445872!1m5!1m1!1s0x54cf628cb4eedb55:0x9b3b1fb8782df1ad!2m2!1d-122.7094767!2d42.1945758!1m5!1m1!1s0x54950b0b7da97427:0x1c36b9e6f6d18591!2m2!1d-122.6764816!2d45.5230622!3e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04T13:19:02.61</dc:date>
    <dc:creator>Guy Sagy</dc:creator>
    <meta:editing-duration>PT2H14M7S</meta:editing-duration>
    <meta:editing-cycles>19</meta:editing-cycles>
    <meta:generator>OpenOffice/4.1.3$Win32 OpenOffice.org_project/413m1$Build-9783</meta:generator>
    <meta:document-statistic meta:table-count="1" meta:image-count="0" meta:object-count="0" meta:page-count="2" meta:paragraph-count="62" meta:word-count="464" meta:character-count="3812"/>
  </office:meta>
</office:document-meta>
</file>